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7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0</text:p>
          </table:table-cell>
          <table:table-cell office:value-type="string" calcext:value-type="string">
            <text:p>Probando LXGB con parametros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20H25M00S" calcext:value-type="time">
            <text:p>20:25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708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Imputaciónd de valores simple y oversampling de 20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1</text:p>
          </table:table-cell>
          <table:table-cell office:value-type="string" calcext:value-type="string">
            <text:p>Pruebo a hacer oversampling, ha ido mejor de lo esper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9:14:18.2861756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28T20:28:08.697408113</dc:date>
    <meta:editing-duration>PT3H2M53S</meta:editing-duration>
    <meta:editing-cycles>7</meta:editing-cycles>
    <meta:document-statistic meta:table-count="1" meta:cell-count="89" meta:object-count="0"/>
  </office:meta>
</office:document-meta>
</file>